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paragraph-rsid="0009fdb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0cf9d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paragraph-rsid="0009fdb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0a6c8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0c2c7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dc54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officeooo:rsid="0009fdbe" officeooo:paragraph-rsid="0009fdbe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9fdbe" officeooo:paragraph-rsid="0009fdb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cf9d8" officeooo:paragraph-rsid="000cf9d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dc549" officeooo:paragraph-rsid="000dc54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9fdbe" officeooo:paragraph-rsid="0009fdb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c2c74" officeooo:paragraph-rsid="000c2c7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cf9d8" officeooo:paragraph-rsid="000cf9d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dc549" officeooo:paragraph-rsid="000dc54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officeooo:rsid="0009fdbe" officeooo:paragraph-rsid="0009fdbe" style:font-size-asian="10.5pt" style:font-size-complex="12pt"/>
    </style:style>
    <style:style style:name="T1" style:family="text">
      <style:text-properties officeooo:rsid="0009fdbe"/>
    </style:style>
    <style:style style:name="T2" style:family="text">
      <style:text-properties officeooo:rsid="000a6c80"/>
    </style:style>
    <style:style style:name="T3" style:family="text">
      <style:text-properties officeooo:rsid="000c2c74"/>
    </style:style>
    <style:style style:name="T4" style:family="text">
      <style:text-properties officeooo:rsid="000cf9d8"/>
    </style:style>
    <style:style style:name="T5" style:family="text">
      <style:text-properties officeooo:rsid="000dc549"/>
    </style:style>
    <style:style style:name="T6" style:family="text">
      <style:text-properties officeooo:rsid="000f47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 Stories</text:p>
      <text:p text:style-name="P15"/>
      <text:p text:style-name="P8">Starting the application</text:p>
      <text:p text:style-name="P3"><text:span text:style-name="T1">When </text:span><text:span text:style-name="T5">a</text:span><text:span text:style-name="T1"> user start</text:span><text:span text:style-name="T5">s</text:span><text:span text:style-name="T1"> the application, </text:span><text:span text:style-name="T4">the user</text:span><text:span text:style-name="T1"> will come to the main menu, MenuScreen. There </text:span><text:span text:style-name="T4">are</text:span><text:span text:style-name="T1"> three buttons you can choose between.</text:span></text:p>
      <text:p text:style-name="P3"><text:span text:style-name="T1">1) Take Pic. Press this button if</text:span><text:span text:style-name="T1"> to take a picture with the camera and later convert it or save it.</text:span></text:p>
      <text:p text:style-name="P3"><text:span text:style-name="T1">2) Load Pic. Press this button to open the phones gallery and load a</text:span><text:span text:style-name="T4">n</text:span><text:span text:style-name="T1"> existing picture to the application.</text:span></text:p>
      <text:p text:style-name="P3"><text:span text:style-name="T1">3) Options. Press this button to </text:span><text:span text:style-name="T5">view the</text:span><text:span text:style-name="T1"> options and change the s</text:span><text:span text:style-name="T4">e</text:span><text:span text:style-name="T1">ttings for the application.</text:span></text:p>
      <text:p text:style-name="P11"/>
      <text:p text:style-name="P1"><text:span text:style-name="T1">Options </text:span><text:span text:style-name="T2">View</text:span></text:p>
      <text:p text:style-name="P4"><text:span text:style-name="T2">When </text:span><text:span text:style-name="T5">a </text:span><text:span text:style-name="T2">user choose</text:span><text:span text:style-name="T5">s</text:span><text:span text:style-name="T2"> options, </text:span><text:span text:style-name="T5">the following settings to change the picture are available:</text:span></text:p>
      <text:p text:style-name="P4"><text:span text:style-name="T2">1) Brightness. </text:span><text:span text:style-name="T5">C</text:span><text:span text:style-name="T2">hange the brightness for the converted picture. This is modified with a slider with </text:span><text:span text:style-name="T6">values ranging</text:span><text:span text:style-name="T2"> from -100 to 100.</text:span></text:p>
      <text:p text:style-name="P4"><text:span text:style-name="T2">2) Particle Density. </text:span><text:span text:style-name="T3">The level of compression used for the converted picture.</text:span></text:p>
      <text:p text:style-name="P5"><text:span text:style-name="T3">3) Filter. There </text:span><text:span text:style-name="T6">are</text:span><text:span text:style-name="T3"> two filter</text:span><text:span text:style-name="T6">s</text:span><text:span text:style-name="T3"> you can cho</text:span><text:span text:style-name="T6">o</text:span><text:span text:style-name="T3">se between, AsciiFilter and GrayscaleFilter.</text:span></text:p>
      <text:p text:style-name="P5"><text:span text:style-name="T3">4) Background Color. </text:span><text:span text:style-name="T6">T</text:span><text:span text:style-name="T3">his setting change</text:span><text:span text:style-name="T6">s</text:span><text:span text:style-name="T3"> the background color for the converted picture. There </text:span><text:span text:style-name="T6">are</text:span><text:span text:style-name="T3"> 9 colors to choose from </text:span><text:span text:style-name="T6">and once a picture has been chosen the user returns to PreviewScreen.</text:span></text:p>
      <text:p text:style-name="P12"/>
      <text:p text:style-name="P2"><text:span text:style-name="T5">CameraScreen</text:span><text:span text:style-name="T4"> View</text:span></text:p>
      <text:p text:style-name="P13">By pressing the button Take Pic in the main menu, you will se the CameraScreen. In this window the camera view is the background. There is two buttons.</text:p>
      <text:p text:style-name="P13">1) Menu. Press this button if you wants to go to the main menu.</text:p>
      <text:p text:style-name="P13">2) CameraButton. Press this if you want to take a picture. You will come to the PreviewScreen.</text:p>
      <text:p text:style-name="P13"/>
      <text:p text:style-name="P9">PreviewScreen View</text:p>
      <text:p text:style-name="P14">In this window the taken picture, from CameraScreen is the background. In this view there are three buttons.</text:p>
      <text:p text:style-name="P6"><text:span text:style-name="T5">1) Back. Press this buttons </text:span><text:span text:style-name="T6">to return</text:span><text:span text:style-name="T5"> to the previous activity.</text:span></text:p>
      <text:p text:style-name="P6"><text:span text:style-name="T5">2) Convert. Convert the picture </text:span><text:span text:style-name="T6">with</text:span><text:span text:style-name="T5"> the </text:span><text:span text:style-name="T6">chosen options</text:span><text:span text:style-name="T5">.</text:span></text:p>
      <text:p text:style-name="P14">3) Save. Save the picture to your phones gallery.</text:p>
      <text:p text:style-name="P14"/>
      <text:p text:style-name="P10">ConvertedPicture View</text:p>
      <text:p text:style-name="P14">In here, the background is set to the converted picture. There are three buttons.</text:p>
      <text:p text:style-name="P6"><text:span text:style-name="T5">1) Menu.</text:span><text:span text:style-name="T4"> Press this button </text:span><text:span text:style-name="T6">to return to</text:span><text:span text:style-name="T4"> the main menu.</text:span></text:p>
      <text:p text:style-name="P6"><text:span text:style-name="T5">2) Options. </text:span><text:span text:style-name="T1">Press this button to go to options and change the s</text:span><text:span text:style-name="T4">e</text:span><text:span text:style-name="T1">ttings for the </text:span><text:span text:style-name="T6">conversion.</text:span></text:p>
      <text:p text:style-name="P14">3) Save. Save the picture to your phones galle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5:45:13.68</meta:creation-date>
    <dc:date>2012-10-21T17:25:00.95</dc:date>
    <meta:editing-duration>PT7M38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26" meta:word-count="341" meta:character-count="1973" meta:non-whitespace-character-count="1658"/>
  </office:meta>
</office:document-meta>
</file>